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1f8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1f8" officeooo:paragraph-rsid="001d0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1c9a" officeooo:paragraph-rsid="001e1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8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6edb"/>
    </style:style>
    <style:style style:name="T2" style:family="text">
      <style:text-properties officeooo:rsid="001d01f8"/>
    </style:style>
    <style:style style:name="T3" style:family="text">
      <style:text-properties officeooo:rsid="001e1c9a"/>
    </style:style>
    <style:style style:name="T4" style:family="text">
      <style:text-properties officeooo:rsid="001e82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4/<text:span text:style-name="T4">22 </text:span>– 4/<text:span text:style-name="T4">26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A2" office:value-type="string">
            <text:p text:style-name="P18">HSA.SSE.A.1</text:p>
            <text:p text:style-name="P18">HSA.SSE.B.3</text:p>
            <text:p text:style-name="P7"/>
          </table:table-cell>
          <table:table-cell table:style-name="Table1.A2" office:value-type="string">
            <text:p text:style-name="P7">HSA.SSE.B.3</text:p>
            <text:p text:style-name="P17">8.EE.A</text:p>
          </table:table-cell>
          <table:table-cell table:style-name="Table1.A2" office:value-type="string">
            <text:p text:style-name="P7">HSF.IF.B.4 </text:p>
            <text:p text:style-name="P17">8.EE.1</text:p>
          </table:table-cell>
          <table:table-cell table:style-name="Table1.A2" office:value-type="string">
            <text:p text:style-name="P7">HSF.IF.B.4 </text:p>
          </table:table-cell>
          <table:table-cell table:style-name="Table1.F2" office:value-type="string">
            <text:p text:style-name="P20">HSF.IF.B.4 </text:p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A3" office:value-type="string">
            <text:p text:style-name="P17">Exponents</text:p>
          </table:table-cell>
          <table:table-cell table:style-name="Table1.A3" office:value-type="string">
            <text:p text:style-name="P17">Laws of exponents</text:p>
          </table:table-cell>
          <table:table-cell table:style-name="Table1.D3">
            <text:p text:style-name="P9"/>
          </table:table-cell>
          <table:table-cell table:style-name="Table1.A3" office:value-type="string">
            <text:p text:style-name="P17">Negative exponents</text:p>
          </table:table-cell>
          <table:table-cell table:style-name="Table1.F3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A2" office:value-type="string">
            <text:p text:style-name="P10"><text:span text:style-name="T1">I </text:span><text:span text:style-name="T3">can calculate <text:s text:c="2"/>with positive integer exponents.</text:span></text:p>
          </table:table-cell>
          <table:table-cell table:style-name="Table1.A2" office:value-type="string">
            <text:p text:style-name="P8">I <text:span text:style-name="T1">can </text:span><text:span text:style-name="T3">apply rules of exponents for positive integer powers.</text:span></text:p>
          </table:table-cell>
          <table:table-cell table:style-name="Table1.A2" office:value-type="string">
            <text:p text:style-name="P17">I can justify rules of exponents</text:p>
          </table:table-cell>
          <table:table-cell table:style-name="Table1.A2" office:value-type="string">
            <text:p text:style-name="P8">I <text:span text:style-name="T1">can </text:span><text:span text:style-name="T3">apply laws of exponents for negative powers.</text:span></text:p>
          </table:table-cell>
          <table:table-cell table:style-name="Table1.F2" office:value-type="string">
            <text:p text:style-name="P17">I can apply laws of exponents for all integers powers</text:p>
          </table:table-cell>
        </table:table-row>
        <table:table-row table:style-name="Table1.1">
          <table:table-cell table:style-name="Table1.A3" office:value-type="string">
            <text:p text:style-name="P11">Activities</text:p>
          </table:table-cell>
          <table:table-cell table:style-name="Table1.A3" office:value-type="string">
            <text:p text:style-name="P12">Ppt </text:p>
          </table:table-cell>
          <table:table-cell table:style-name="Table1.A3" office:value-type="string">
            <text:p text:style-name="P12">Guided Notes</text:p>
          </table:table-cell>
          <table:table-cell table:style-name="Table1.A3" office:value-type="string">
            <text:p text:style-name="P10">Ppt</text:p>
          </table:table-cell>
          <table:table-cell table:style-name="Table1.A3" office:value-type="string">
            <text:p text:style-name="P10">Guided Notes</text:p>
          </table:table-cell>
          <table:table-cell table:style-name="Table1.F5" office:value-type="string">
            <text:p text:style-name="P10">Ppt</text:p>
          </table:table-cell>
        </table:table-row>
        <table:table-row table:style-name="Table1.1">
          <table:table-cell table:style-name="Table1.A6" office:value-type="string">
            <text:p text:style-name="P13">Assessment</text:p>
          </table:table-cell>
          <table:table-cell table:style-name="Table1.B6" office:value-type="string">
            <text:p text:style-name="P14">BOW assessment</text:p>
          </table:table-cell>
          <table:table-cell table:style-name="Table1.C6" office:value-type="string">
            <text:p text:style-name="P15">Binder Update</text:p>
          </table:table-cell>
          <table:table-cell table:style-name="Table1.D6" office:value-type="string">
            <text:p text:style-name="P14">MOW assessment</text:p>
          </table:table-cell>
          <table:table-cell table:style-name="Table1.E6" office:value-type="string">
            <text:p text:style-name="P15">Binder Update</text:p>
          </table:table-cell>
          <table:table-cell table:style-name="Table1.F6" office:value-type="string">
            <text:p text:style-name="P16"><text:span text:style-name="T3">EOW</text:span> <text:span text:style-name="T3">a</text:span>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8:18:39.665820613</dc:date>
    <meta:editing-duration>PT19M26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97" meta:character-count="634" meta:non-whitespace-character-count="557"/>
  </office:meta>
</office:document-meta>
</file>